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2cm" fo:min-width="2.939cm"/>
    </style:style>
    <style:style style:name="gr2" style:family="graphic" style:parent-style-name="standard">
      <style:graphic-properties draw:textarea-horizontal-align="justify" draw:textarea-vertical-align="middle" draw:auto-grow-height="false" fo:min-height="1.637cm" fo:min-width="1.387cm"/>
    </style:style>
    <style:style style:name="gr3" style:family="graphic" style:parent-style-name="standard">
      <style:graphic-properties draw:textarea-horizontal-align="justify" draw:textarea-vertical-align="middle" draw:auto-grow-height="false" fo:min-height="7.41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7.482cm" fo:min-width="0cm"/>
    </style:style>
    <style:style style:name="gr5" style:family="graphic" style:parent-style-name="headline">
      <style:graphic-properties draw:textarea-vertical-align="middle" fo:min-height="1.909cm"/>
    </style:style>
    <style:style style:name="gr6" style:family="graphic" style:parent-style-name="headline1">
      <style:graphic-properties fo:min-height="1.528cm"/>
    </style:style>
    <style:style style:name="gr7" style:family="graphic" style:parent-style-name="headline">
      <style:graphic-properties fo:min-height="1.02cm"/>
    </style:style>
    <style:style style:name="gr8" style:family="graphic" style:parent-style-name="headline">
      <style:graphic-properties fo:min-height="0.8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.877cm" svg:height="6.304cm" svg:x="7.196cm" svg:y="3.7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667cm" svg:height="2.667cm" svg:x="9.409cm" svg:y="1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89cm" svg:height="8.763cm" svg:x="10.909cm" svg:y="10.4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889cm" svg:height="8.836cm" svg:x="9.474cm" svg:y="10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4.699cm" svg:height="2.159cm" svg:x="12.811cm" svg:y="4.197cm">
          <draw:text-box>
            <text:p>БОГ</text:p>
          </draw:text-box>
        </draw:frame>
        <draw:frame draw:style-name="gr6" draw:layer="layout" svg:width="3.429cm" svg:height="1.778cm" svg:x="12.919cm" svg:y="20.407cm">
          <draw:text-box>
            <text:p>ДУША</text:p>
          </draw:text-box>
        </draw:frame>
        <draw:frame draw:style-name="gr7" draw:layer="layout" svg:width="5.461cm" svg:height="1.415cm" svg:x="3.594cm" svg:y="13.579cm">
          <draw:text-box>
            <text:p>Откровение</text:p>
          </draw:text-box>
        </draw:frame>
        <draw:frame draw:style-name="gr8" draw:layer="layout" svg:width="6.858cm" svg:height="1.415cm" svg:x="12.303cm" svg:y="13.684cm">
          <draw:text-box>
            <text:p>Приношени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20:44:28.959197034</meta:creation-date>
    <dc:date>2016-03-10T20:53:52.369235164</dc:date>
    <meta:editing-duration>PT9M23S</meta:editing-duration>
    <meta:editing-cycles>1</meta:editing-cycles>
    <meta:document-statistic meta:object-count="8"/>
    <meta:generator>LibreOffice/5.0.5.2$Linux_X86_64 LibreOffice_project/00m0$Build-2</meta:generator>
  </office:meta>
</office:document-meta>
</file>